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428in">
            <draw:object draw:notify-on-update-of-ranges="Sheet1.A2:Sheet1.A2 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4in" svg:y="3.4173in">
            <draw:object draw:notify-on-update-of-ranges="Sheet1.A8:Sheet1.A8 Sheet1.B8:Sheet1.H8 Sheet1.A9:Sheet1.A9 Sheet1.B9:Sheet1.H9 Sheet1.A10:Sheet1.A10 Sheet1.B10:Sheet1.H10 Sheet1.A11:Sheet1.A11 Sheet1.B11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265in" svg:y="3.4559in">
            <draw:object draw:notify-on-update-of-ranges="Sheet1.A14:Sheet1.A14 Sheet1.B14:Sheet1.H14 Sheet1.A15:Sheet1.A15 Sheet1.B15:Sheet1.H15 Sheet1.A16:Sheet1.A16 Sheet1.B16:Sheet1.H16 Sheet1.A17:Sheet1.A17 Sheet1.B17:Sheet1.H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0508in" svg:y="7.1295in">
            <draw:object draw:notify-on-update-of-ranges="Sheet1.B2:Sheet1.H2 Sheet1.A1:Sheet1.A1 Sheet1.B3:Sheet1.H3 Sheet1.A7:Sheet1.A7 Sheet1.B9:Sheet1.H9 Sheet1.A13:Sheet1.A13 Sheet1.B15:Sheet1.H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5575in" svg:y="7.1114in">
            <draw:object draw:notify-on-update-of-ranges="Sheet1.B2:Sheet1.H2 Sheet1.A1:Sheet1.A1 Sheet1.B4:Sheet1.H4 Sheet1.A7:Sheet1.A7 Sheet1.B10:Sheet1.H10 Sheet1.A13:Sheet1.A13 Sheet1.B16:Sheet1.H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0252in" svg:y="7.198in">
            <draw:object draw:notify-on-update-of-ranges="Sheet1.K12:Sheet1.K12 Sheet1.B2:Sheet1.H2 Sheet1.A1:Sheet1.A1 Sheet1.B5:Sheet1.H5 Sheet1.A7:Sheet1.A7 Sheet1.B11:Sheet1.H11 Sheet1.A13:Sheet1.A13 Sheet1.B17:Sheet1.H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Region 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19.7651223288108" calcext:value-type="float">
            <text:p>19.7651223288108</text:p>
          </table:table-cell>
          <table:table-cell office:value-type="float" office:value="44.0393836669691" calcext:value-type="float">
            <text:p>44.0393836669691</text:p>
          </table:table-cell>
          <table:table-cell office:value-type="float" office:value="75.2921865127249" calcext:value-type="float">
            <text:p>75.2921865127249</text:p>
          </table:table-cell>
          <table:table-cell office:value-type="float" office:value="99.3762274730209" calcext:value-type="float">
            <text:p>99.3762274730209</text:p>
          </table:table-cell>
          <table:table-cell office:value-type="float" office:value="99.8910360396737" calcext:value-type="float">
            <text:p>99.8910360396737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39498941564189" calcext:value-type="float">
            <text:p>9.39498941564189</text:p>
          </table:table-cell>
          <table:table-cell office:value-type="float" office:value="41.0747147923175" calcext:value-type="float">
            <text:p>41.0747147923175</text:p>
          </table:table-cell>
          <table:table-cell office:value-type="float" office:value="66.9598011601527" calcext:value-type="float">
            <text:p>66.9598011601527</text:p>
          </table:table-cell>
          <table:table-cell table:number-columns-repeated="2" office:value-type="float" office:value="99.7110122439184" calcext:value-type="float">
            <text:p>99.7110122439184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3.66361843293692" calcext:value-type="float">
            <text:p>3.66361843293692</text:p>
          </table:table-cell>
          <table:table-cell office:value-type="float" office:value="24.2265583123129" calcext:value-type="float">
            <text:p>24.2265583123129</text:p>
          </table:table-cell>
          <table:table-cell office:value-type="float" office:value="49.7968482696398" calcext:value-type="float">
            <text:p>49.7968482696398</text:p>
          </table:table-cell>
          <table:table-cell office:value-type="float" office:value="88.3495876440345" calcext:value-type="float">
            <text:p>88.3495876440345</text:p>
          </table:table-cell>
          <table:table-cell office:value-type="float" office:value="99.3950852159089" calcext:value-type="float">
            <text:p>99.395085215908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Region 2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8.95206837687199" calcext:value-type="float">
            <text:p>8.95206837687199</text:p>
          </table:table-cell>
          <table:table-cell office:value-type="float" office:value="23.5168216998549" calcext:value-type="float">
            <text:p>23.5168216998549</text:p>
          </table:table-cell>
          <table:table-cell office:value-type="float" office:value="61.093915785662" calcext:value-type="float">
            <text:p>61.093915785662</text:p>
          </table:table-cell>
          <table:table-cell office:value-type="float" office:value="98.6503964121753" calcext:value-type="float">
            <text:p>98.6503964121753</text:p>
          </table:table-cell>
          <table:table-cell office:value-type="float" office:value="99.9576702059796" calcext:value-type="float">
            <text:p>99.9576702059796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7.69492933191937" calcext:value-type="float">
            <text:p>7.69492933191937</text:p>
          </table:table-cell>
          <table:table-cell office:value-type="float" office:value="36.23059283917" calcext:value-type="float">
            <text:p>36.23059283917</text:p>
          </table:table-cell>
          <table:table-cell office:value-type="float" office:value="65.7120736349504" calcext:value-type="float">
            <text:p>65.7120736349504</text:p>
          </table:table-cell>
          <table:table-cell office:value-type="float" office:value="91.642605573909" calcext:value-type="float">
            <text:p>91.642605573909</text:p>
          </table:table-cell>
          <table:table-cell office:value-type="float" office:value="99.67059100641" calcext:value-type="float">
            <text:p>99.67059100641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6.05774819356887" calcext:value-type="float">
            <text:p>6.05774819356887</text:p>
          </table:table-cell>
          <table:table-cell office:value-type="float" office:value="26.8195536977115" calcext:value-type="float">
            <text:p>26.8195536977115</text:p>
          </table:table-cell>
          <table:table-cell office:value-type="float" office:value="44.9615180700162" calcext:value-type="float">
            <text:p>44.9615180700162</text:p>
          </table:table-cell>
          <table:table-cell office:value-type="float" office:value="75.4532530272853" calcext:value-type="float">
            <text:p>75.4532530272853</text:p>
          </table:table-cell>
          <table:table-cell office:value-type="float" office:value="99.8490045543598" calcext:value-type="float">
            <text:p>99.849004554359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Region 3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9.7139509404164" calcext:value-type="float">
            <text:p>9.7139509404164</text:p>
          </table:table-cell>
          <table:table-cell office:value-type="float" office:value="39.2557784453238" calcext:value-type="float">
            <text:p>39.2557784453238</text:p>
          </table:table-cell>
          <table:table-cell office:value-type="float" office:value="60.1403687409032" calcext:value-type="float">
            <text:p>60.1403687409032</text:p>
          </table:table-cell>
          <table:table-cell table:number-columns-repeated="3" office:value-type="float" office:value="98.7447576426852" calcext:value-type="float">
            <text:p>98.7447576426852</text:p>
          </table:table-cell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12363345616691" calcext:value-type="float">
            <text:p>9.12363345616691</text:p>
          </table:table-cell>
          <table:table-cell office:value-type="float" office:value="50.8588200959893" calcext:value-type="float">
            <text:p>50.8588200959893</text:p>
          </table:table-cell>
          <table:table-cell office:value-type="float" office:value="63.5672106490881" calcext:value-type="float">
            <text:p>63.5672106490881</text:p>
          </table:table-cell>
          <table:table-cell office:value-type="float" office:value="92.8728130955408" calcext:value-type="float">
            <text:p>92.8728130955408</text:p>
          </table:table-cell>
          <table:table-cell table:number-columns-repeated="2" office:value-type="float" office:value="99.6638263018729" calcext:value-type="float">
            <text:p>99.6638263018729</text:p>
          </table:table-cell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7.36402015065641" calcext:value-type="float">
            <text:p>7.36402015065641</text:p>
          </table:table-cell>
          <table:table-cell office:value-type="float" office:value="13.4144279178573" calcext:value-type="float">
            <text:p>13.4144279178573</text:p>
          </table:table-cell>
          <table:table-cell office:value-type="float" office:value="37.0397360695193" calcext:value-type="float">
            <text:p>37.0397360695193</text:p>
          </table:table-cell>
          <table:table-cell office:value-type="float" office:value="60.9426963756656" calcext:value-type="float">
            <text:p>60.9426963756656</text:p>
          </table:table-cell>
          <table:table-cell office:value-type="float" office:value="82.7445744413746" calcext:value-type="float">
            <text:p>82.7445744413746</text:p>
          </table:table-cell>
          <table:table-cell office:value-type="float" office:value="99.5782494765017" calcext:value-type="float">
            <text:p>99.5782494765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0:04:13.529455911</meta:creation-date>
    <dc:date>2022-07-20T22:23:44.928617943</dc:date>
    <meta:editing-duration>PT36M53S</meta:editing-duration>
    <meta:editing-cycles>4</meta:editing-cycles>
    <meta:generator>LibreOffice/7.3.4.2$Linux_X86_64 LibreOffice_project/30$Build-2</meta:generator>
    <meta:document-statistic meta:table-count="1" meta:cell-count="9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1</text:p>
        </chart:subtitle>
        <chart:legend chart:legend-position="end" svg:x="13.492cm" svg:y="3.703cm" style:legend-expansion="high" chart:style-name="ch4"/>
        <chart:plot-area chart:style-name="ch5" table:cell-range-address="Sheet1.A2:Sheet1.H5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2</text:p>
        </chart:subtitle>
        <chart:legend chart:legend-position="end" svg:x="13.492cm" svg:y="3.703cm" style:legend-expansion="high" chart:style-name="ch4"/>
        <chart:plot-area chart:style-name="ch5" table:cell-range-address="Sheet1.A8:Sheet1.H11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8:Sheet1.H8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9:Sheet1.H9" chart:label-cell-address="Sheet1.A9:Sheet1.A9" chart:class="chart:line">
            <chart:data-point chart:repeated="7"/>
          </chart:series>
          <chart:series chart:style-name="ch10" chart:values-cell-range-address="Sheet1.B10:Sheet1.H10" chart:label-cell-address="Sheet1.A10:Sheet1.A10" chart:class="chart:line">
            <chart:data-point chart:repeated="7"/>
          </chart:series>
          <chart:series chart:style-name="ch11" chart:values-cell-range-address="Sheet1.B11:Sheet1.H11" chart:label-cell-address="Sheet1.A11:Sheet1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8:Sheet1.H8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3</text:p>
        </chart:subtitle>
        <chart:legend chart:legend-position="end" svg:x="13.492cm" svg:y="3.703cm" style:legend-expansion="high" chart:style-name="ch4"/>
        <chart:plot-area chart:style-name="ch5" table:cell-range-address="Sheet1.A14:Sheet1.H17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14:Sheet1.H14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15:Sheet1.H15" chart:label-cell-address="Sheet1.A15:Sheet1.A15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14:Sheet1.H14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  <table:table-row>
              <table:table-cell office:value-type="string">
                <text:p>Truck 2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  <table:table-row>
              <table:table-cell office:value-type="string">
                <text:p>Truck 3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Comparison of Truck 1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3 Sheet1.A1:Sheet1.A1 Sheet1.A7:Sheet1.A7 Sheet1.B9:Sheet1.H9 Sheet1.A13:Sheet1.A13 Sheet1.B15:Sheet1.H15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13cm" chart:style-name="ch9">
              <text:p>Fill Percentage</text:p>
            </chart:title>
          </chart:axis>
          <chart:series chart:style-name="ch10" chart:values-cell-range-address="Sheet1.B3:Sheet1.H3" chart:label-cell-address="Sheet1.A1:Sheet1.A1" chart:class="chart:bar">
            <chart:data-point chart:repeated="7"/>
          </chart:series>
          <chart:series chart:style-name="ch11" chart:values-cell-range-address="Sheet1.B9:Sheet1.H9" chart:label-cell-address="Sheet1.A7:Sheet1.A7" chart:class="chart:bar">
            <chart:data-point chart:repeated="7"/>
          </chart:series>
          <chart:series chart:style-name="ch12" chart:values-cell-range-address="Sheet1.B15:Sheet1.H15" chart:label-cell-address="Sheet1.A13:Sheet1.A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2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4:Sheet1.H4 Sheet1.A7:Sheet1.A7 Sheet1.B10:Sheet1.H10 Sheet1.A13:Sheet1.A13 Sheet1.B16:Sheet1.H16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</chart:axis>
          <chart:series chart:style-name="ch10" chart:values-cell-range-address="Sheet1.B4:Sheet1.H4" chart:label-cell-address="Sheet1.A1:Sheet1.A1" chart:class="chart:bar">
            <chart:error-indicator chart:style-name="ch11" chart:dimension="x"/>
            <chart:data-point chart:repeated="7"/>
          </chart:series>
          <chart:series chart:style-name="ch12" chart:values-cell-range-address="Sheet1.B10:Sheet1.H10" chart:label-cell-address="Sheet1.A7:Sheet1.A7" chart:class="chart:bar">
            <chart:data-point chart:repeated="7"/>
          </chart:series>
          <chart:series chart:style-name="ch13" chart:values-cell-range-address="Sheet1.B16:Sheet1.H16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3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K12:Sheet1.K12 Sheet1.B2:Sheet1.H2 Sheet1.A1:Sheet1.A1 Sheet1.B5:Sheet1.H5 Sheet1.A7:Sheet1.A7 Sheet1.B11:Sheet1.H11 Sheet1.A13:Sheet1.A13 Sheet1.B17:Sheet1.H17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  <chart:grid chart:style-name="ch10" chart:class="major"/>
          </chart:axis>
          <chart:series chart:style-name="ch11" chart:values-cell-range-address="Sheet1.B5:Sheet1.H5" chart:label-cell-address="Sheet1.A1:Sheet1.A1" chart:class="chart:bar">
            <chart:data-point chart:repeated="7"/>
          </chart:series>
          <chart:series chart:style-name="ch12" chart:values-cell-range-address="Sheet1.B11:Sheet1.H11" chart:label-cell-address="Sheet1.A7:Sheet1.A7" chart:class="chart:bar">
            <chart:data-point chart:repeated="7"/>
          </chart:series>
          <chart:series chart:style-name="ch13" chart:values-cell-range-address="Sheet1.B17:Sheet1.H17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